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62cm" svg:stroke-color="#000000" draw:stroke-linejoin="miter" draw:fill="solid" draw:fill-color="#ffffff" fo:padding-top="0.156cm" fo:padding-bottom="0.156cm" fo:padding-left="0.281cm" fo:padding-right="0.281cm"/>
    </style:style>
    <style:style style:name="gr2" style:family="graphic" style:parent-style-name="standard">
      <style:graphic-properties draw:stroke="solid" svg:stroke-width="0.062cm" svg:stroke-color="#000000" draw:stroke-linejoin="miter" draw:fill="none" fo:padding-top="0.156cm" fo:padding-bottom="0.156cm" fo:padding-left="0.281cm" fo:padding-right="0.281cm"/>
    </style:style>
    <style:style style:name="gr3" style:family="graphic" style:parent-style-name="standard">
      <style:graphic-properties draw:stroke="none" draw:fill="none" draw:textarea-horizontal-align="left" draw:auto-grow-width="true" fo:min-height="0.937cm" fo:min-width="0.00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auto-grow-width="true" fo:min-height="0.462cm" fo:min-width="0.23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auto-grow-width="true" fo:min-height="0.462cm" fo:min-width="0.24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auto-grow-width="true" fo:min-height="0.462cm" fo:min-width="0.22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auto-grow-width="true" fo:min-height="0.462cm" fo:min-width="0.21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auto-grow-width="true" fo:min-height="0.462cm" fo:min-width="0.46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.462cm" fo:min-width="0.47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auto-grow-width="true" fo:min-height="0.462cm" fo:min-width="0.307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fo:font-weight="bold"/>
    </style:style>
    <style:style style:name="T1" style:family="text">
      <style:text-properties fo:font-variant="normal" fo:text-transform="none" fo:color="#000000" style:font-name="sans-serif" fo:font-size="10pt" fo:font-style="normal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5.002cm" svg:y="0cm" draw:escape-direction="right"/>
          <draw:glue-point draw:id="5" svg:x="-4.997cm" svg:y="-2.997cm" draw:escape-direction="left"/>
          <draw:glue-point draw:id="6" svg:x="-4.997cm" svg:y="2.997cm" draw:escape-direction="left"/>
          <draw:path draw:style-name="gr1" draw:text-style-name="P1" draw:layer="layout" svg:width="0.225cm" svg:height="0.225cm" svg:x="4.169cm" svg:y="3.138cm" svg:viewBox="0 0 226 226" svg:d="M226 113c0 21-5 38-15 57-11 18-23 30-41 41-19 10-36 15-57 15s-38-5-56-15c-19-11-31-23-42-41-10-19-15-36-15-57s5-38 15-56c11-19 23-31 42-42 18-10 35-15 56-15s38 5 57 15c18 11 30 23 41 42 10 18 15 35 15 56z">
            <text:p/>
          </draw:path>
          <draw:path draw:style-name="gr1" draw:text-style-name="P1" draw:layer="layout" svg:width="1.156cm" svg:height="1.25cm" svg:x="3cm" svg:y="2.625cm" svg:viewBox="0 0 1157 1251" svg:d="M0 0h500c876 0 876 1251 0 1251h-500z">
            <text:p/>
          </draw:path>
          <draw:line draw:style-name="gr2" draw:text-style-name="P2" draw:layer="layout" svg:x1="2.5cm" svg:y1="2.875cm" svg:x2="3cm" svg:y2="2.875cm">
            <draw:glue-point draw:id="4" svg:x="-5cm" svg:y="0cm" draw:escape-direction="left"/>
            <text:p/>
          </draw:line>
          <draw:line draw:style-name="gr2" draw:text-style-name="P2" draw:layer="layout" svg:x1="2.5cm" svg:y1="3.625cm" svg:x2="3cm" svg:y2="3.625cm">
            <draw:glue-point draw:id="4" svg:x="-5cm" svg:y="0cm" draw:escape-direction="left"/>
            <text:p/>
          </draw:line>
          <draw:line draw:style-name="gr2" draw:text-style-name="P2" draw:layer="layout" svg:x1="4.375cm" svg:y1="3.25cm" svg:x2="4.625cm" svg:y2="3.25cm">
            <draw:glue-point draw:id="4" svg:x="5cm" svg:y="0cm" draw:escape-direction="right"/>
            <text:p/>
          </draw:line>
        </draw:g>
        <draw:g>
          <draw:path draw:style-name="gr1" draw:text-style-name="P1" draw:layer="layout" svg:width="1.156cm" svg:height="1.25cm" svg:x="3cm" svg:y="4.149cm" svg:viewBox="0 0 1157 1251" svg:d="M0 0h500c876 0 876 1251 0 1251h-500z">
            <text:p/>
          </draw:path>
          <draw:line draw:style-name="gr2" draw:text-style-name="P2" draw:layer="layout" svg:x1="2.5cm" svg:y1="4.399cm" svg:x2="3cm" svg:y2="4.399cm">
            <draw:glue-point draw:id="4" svg:x="-5cm" svg:y="0cm" draw:escape-direction="left"/>
            <text:p/>
          </draw:line>
          <draw:line draw:style-name="gr2" draw:text-style-name="P2" draw:layer="layout" svg:x1="2.5cm" svg:y1="5.149cm" svg:x2="3cm" svg:y2="5.149cm">
            <draw:glue-point draw:id="4" svg:x="-5cm" svg:y="0cm" draw:escape-direction="left"/>
            <text:p/>
          </draw:line>
          <draw:line draw:style-name="gr2" draw:text-style-name="P2" draw:layer="layout" svg:x1="4.125cm" svg:y1="4.775cm" svg:x2="4.625cm" svg:y2="4.775cm">
            <draw:glue-point draw:id="4" svg:x="5cm" svg:y="0cm" draw:escape-direction="right"/>
            <text:p/>
          </draw:line>
        </draw:g>
        <draw:g>
          <draw:line draw:style-name="gr2" draw:text-style-name="P2" draw:layer="layout" svg:x1="5cm" svg:y1="4.4cm" svg:x2="5.469cm" svg:y2="4.4cm">
            <draw:glue-point draw:id="4" svg:x="-4.989cm" svg:y="0cm" draw:escape-direction="left"/>
            <text:p/>
          </draw:line>
          <draw:line draw:style-name="gr2" draw:text-style-name="P2" draw:layer="layout" svg:x1="5cm" svg:y1="5.143cm" svg:x2="5.469cm" svg:y2="5.143cm">
            <draw:glue-point draw:id="4" svg:x="-4.989cm" svg:y="0cm" draw:escape-direction="left"/>
            <text:p/>
          </draw:line>
          <draw:line draw:style-name="gr2" draw:text-style-name="P2" draw:layer="layout" svg:x1="6.625cm" svg:y1="4.775cm" svg:x2="7.125cm" svg:y2="4.775cm">
            <draw:glue-point draw:id="4" svg:x="5cm" svg:y="0cm" draw:escape-direction="right"/>
            <text:p/>
          </draw:line>
          <draw:path draw:style-name="gr1" draw:text-style-name="P1" draw:layer="layout" svg:width="1.25cm" svg:height="1.25cm" svg:x="5.391cm" svg:y="4.149cm" svg:viewBox="0 0 1251 1251" svg:d="M0 0h500c501 0 751 626 751 626 0 0-250 625-751 625h-500c161-406 191-821 0-1251z">
            <text:p/>
          </draw:path>
        </draw:g>
        <draw:g>
          <draw:glue-point draw:id="4" svg:x="-4.997cm" svg:y="-2.989cm" draw:escape-direction="left"/>
          <draw:glue-point draw:id="5" svg:x="-4.997cm" svg:y="2.949cm" draw:escape-direction="left"/>
          <draw:glue-point draw:id="6" svg:x="5.002cm" svg:y="0.007cm" draw:escape-direction="right"/>
          <draw:line draw:style-name="gr2" draw:text-style-name="P2" draw:layer="layout" svg:x1="5cm" svg:y1="2.876cm" svg:x2="5.469cm" svg:y2="2.876cm">
            <draw:glue-point draw:id="4" svg:x="-4.989cm" svg:y="0cm" draw:escape-direction="left"/>
            <text:p/>
          </draw:line>
          <draw:line draw:style-name="gr2" draw:text-style-name="P2" draw:layer="layout" svg:x1="5cm" svg:y1="3.619cm" svg:x2="5.469cm" svg:y2="3.619cm">
            <draw:glue-point draw:id="4" svg:x="-4.989cm" svg:y="0cm" draw:escape-direction="left"/>
            <text:p/>
          </draw:line>
          <draw:line draw:style-name="gr2" draw:text-style-name="P2" draw:layer="layout" svg:x1="6.625cm" svg:y1="3.251cm" svg:x2="7.125cm" svg:y2="3.251cm">
            <draw:glue-point draw:id="4" svg:x="5cm" svg:y="0cm" draw:escape-direction="right"/>
            <text:p/>
          </draw:line>
          <draw:path draw:style-name="gr1" draw:text-style-name="P1" draw:layer="layout" svg:width="1.25cm" svg:height="1.25cm" svg:x="5.391cm" svg:y="2.625cm" svg:viewBox="0 0 1251 1251" svg:d="M0 0h500c501 0 751 626 751 626 0 0-250 625-751 625h-500c161-406 191-821 0-1251z">
            <text:p/>
          </draw:path>
          <draw:path draw:style-name="gr1" draw:text-style-name="P1" draw:layer="layout" svg:width="0.225cm" svg:height="0.225cm" svg:x="6.637cm" svg:y="3.15cm" svg:viewBox="0 0 226 226" svg:d="M226 113c0 21-5 38-15 57-11 18-23 30-41 41-19 10-36 15-57 15s-38-5-56-15c-19-11-31-23-42-41-10-19-15-36-15-57s5-38 15-56c11-19 23-31 42-42 18-10 35-15 56-15s38 5 57 15c18 11 30 23 41 42 10 18 15 35 15 56z">
            <text:p/>
          </draw:path>
        </draw:g>
        <draw:g>
          <draw:line draw:style-name="gr2" draw:text-style-name="P2" draw:layer="layout" svg:x1="7.5cm" svg:y1="4.4cm" svg:x2="7.969cm" svg:y2="4.4cm">
            <draw:glue-point draw:id="4" svg:x="-4.989cm" svg:y="0cm" draw:escape-direction="left"/>
            <text:p/>
          </draw:line>
          <draw:line draw:style-name="gr2" draw:text-style-name="P2" draw:layer="layout" svg:x1="7.5cm" svg:y1="5.143cm" svg:x2="7.969cm" svg:y2="5.143cm">
            <draw:glue-point draw:id="4" svg:x="-4.989cm" svg:y="0cm" draw:escape-direction="left"/>
            <text:p/>
          </draw:line>
          <draw:line draw:style-name="gr2" draw:text-style-name="P2" draw:layer="layout" svg:x1="9.125cm" svg:y1="4.775cm" svg:x2="9.625cm" svg:y2="4.775cm">
            <draw:glue-point draw:id="4" svg:x="5cm" svg:y="0cm" draw:escape-direction="right"/>
            <text:p/>
          </draw:line>
          <draw:path draw:style-name="gr1" draw:text-style-name="P1" draw:layer="layout" svg:width="1.25cm" svg:height="1.25cm" svg:x="7.891cm" svg:y="4.149cm" svg:viewBox="0 0 1251 1251" svg:d="M0 0h500c501 0 751 626 751 626 0 0-250 625-751 625h-500c161-406 191-821 0-1251z">
            <text:p/>
          </draw:path>
          <draw:path draw:style-name="gr2" draw:text-style-name="P2" draw:layer="layout" svg:width="0.154cm" svg:height="1.298cm" svg:x="7.708cm" svg:y="4.125cm" svg:viewBox="0 0 155 1299" svg:d="M0 0c207 407 207 893 0 1299">
            <text:p/>
          </draw:path>
        </draw:g>
        <draw:g>
          <draw:glue-point draw:id="4" svg:x="-4.997cm" svg:y="-2.879cm" draw:escape-direction="left"/>
          <draw:glue-point draw:id="5" svg:x="-4.997cm" svg:y="2.84cm" draw:escape-direction="left"/>
          <draw:glue-point draw:id="6" svg:x="5.002cm" svg:y="0.007cm" draw:escape-direction="right"/>
          <draw:line draw:style-name="gr2" draw:text-style-name="P2" draw:layer="layout" svg:x1="7.5cm" svg:y1="2.9cm" svg:x2="7.969cm" svg:y2="2.9cm">
            <draw:glue-point draw:id="4" svg:x="-4.989cm" svg:y="0cm" draw:escape-direction="left"/>
            <text:p/>
          </draw:line>
          <draw:line draw:style-name="gr2" draw:text-style-name="P2" draw:layer="layout" svg:x1="7.5cm" svg:y1="3.643cm" svg:x2="7.969cm" svg:y2="3.643cm">
            <draw:glue-point draw:id="4" svg:x="-4.989cm" svg:y="0cm" draw:escape-direction="left"/>
            <draw:glue-point draw:id="5" svg:x="-4.989cm" svg:y="0cm" draw:escape-direction="left"/>
            <text:p/>
          </draw:line>
          <draw:line draw:style-name="gr2" draw:text-style-name="P2" draw:layer="layout" svg:x1="9.125cm" svg:y1="3.275cm" svg:x2="9.625cm" svg:y2="3.275cm">
            <draw:glue-point draw:id="4" svg:x="5cm" svg:y="0cm" draw:escape-direction="right"/>
            <text:p/>
          </draw:line>
          <draw:path draw:style-name="gr1" draw:text-style-name="P1" draw:layer="layout" svg:width="1.25cm" svg:height="1.25cm" svg:x="7.891cm" svg:y="2.649cm" svg:viewBox="0 0 1251 1251" svg:d="M0 0h500c501 0 751 626 751 626 0 0-250 625-751 625h-500c161-406 191-821 0-1251z">
            <text:p/>
          </draw:path>
          <draw:path draw:style-name="gr1" draw:text-style-name="P1" draw:layer="layout" svg:width="0.225cm" svg:height="0.225cm" svg:x="9.137cm" svg:y="3.174cm" svg:viewBox="0 0 226 226" svg:d="M226 113c0 21-5 38-15 57-11 18-23 30-41 41-19 10-36 15-57 15s-38-5-56-15c-19-11-31-23-42-41-10-19-15-36-15-57s5-38 15-56c11-19 23-31 42-42 18-10 35-15 56-15s38 5 57 15c18 11 30 23 41 42 10 18 15 35 15 56z">
            <text:p/>
          </draw:path>
          <draw:path draw:style-name="gr2" draw:text-style-name="P2" draw:layer="layout" svg:width="0.154cm" svg:height="1.298cm" svg:x="7.708cm" svg:y="2.625cm" svg:viewBox="0 0 155 1299" svg:d="M0 0c207 407 207 893 0 1299">
            <text:p/>
          </draw:path>
        </draw:g>
        <draw:g>
          <draw:glue-point draw:id="4" svg:x="-4.997cm" svg:y="0cm" draw:escape-direction="left"/>
          <draw:glue-point draw:id="5" svg:x="5.002cm" svg:y="0cm" draw:escape-direction="right"/>
          <draw:polygon draw:style-name="gr1" draw:text-style-name="P1" draw:layer="layout" svg:width="1.125cm" svg:height="1.25cm" svg:x="3cm" svg:y="7.4cm" svg:viewBox="0 0 1126 1251" draw:points="0,0 0,1251 1126,626">
            <text:p/>
          </draw:polygon>
          <draw:line draw:style-name="gr2" draw:text-style-name="P2" draw:layer="layout" svg:x1="2.5cm" svg:y1="8.025cm" svg:x2="3cm" svg:y2="8.025cm">
            <draw:glue-point draw:id="4" svg:x="-5cm" svg:y="0cm" draw:escape-direction="left"/>
            <text:p/>
          </draw:line>
          <draw:line draw:style-name="gr2" draw:text-style-name="P2" draw:layer="layout" svg:x1="4.139cm" svg:y1="8.025cm" svg:x2="4.639cm" svg:y2="8.025cm">
            <draw:glue-point draw:id="4" svg:x="5cm" svg:y="0cm" draw:escape-direction="right"/>
            <text:p/>
          </draw:line>
        </draw:g>
        <draw:g>
          <draw:polygon draw:style-name="gr1" draw:text-style-name="P1" draw:layer="layout" svg:width="1.125cm" svg:height="1.25cm" svg:x="3cm" svg:y="5.774cm" svg:viewBox="0 0 1126 1251" draw:points="0,0 0,1251 1126,626">
            <text:p/>
          </draw:polygon>
          <draw:line draw:style-name="gr2" draw:text-style-name="P2" draw:layer="layout" svg:x1="2.5cm" svg:y1="6.399cm" svg:x2="3cm" svg:y2="6.399cm">
            <draw:glue-point draw:id="4" svg:x="-5cm" svg:y="0cm" draw:escape-direction="left"/>
            <text:p/>
          </draw:line>
          <draw:line draw:style-name="gr2" draw:text-style-name="P2" draw:layer="layout" svg:x1="4.139cm" svg:y1="6.399cm" svg:x2="4.639cm" svg:y2="6.399cm">
            <draw:glue-point draw:id="4" svg:x="5cm" svg:y="0cm" draw:escape-direction="right"/>
            <text:p/>
          </draw:line>
          <draw:path draw:style-name="gr1" draw:text-style-name="P1" draw:layer="layout" svg:width="0.225cm" svg:height="0.225cm" svg:x="4.169cm" svg:y="6.287cm" svg:viewBox="0 0 226 226" svg:d="M226 113c0 21-5 38-15 57-11 18-23 30-41 41-19 10-36 15-57 15s-38-5-56-15c-19-11-31-23-42-41-10-19-15-36-15-57s5-38 15-56c11-19 23-31 42-42 18-10 35-15 56-15s38 5 57 15c18 11 30 23 41 42 10 18 15 35 15 56z">
            <text:p/>
          </draw:path>
        </draw:g>
        <draw:g>
          <draw:polygon draw:style-name="gr1" draw:text-style-name="P1" draw:layer="layout" svg:width="1.125cm" svg:height="2cm" svg:x="5.5cm" svg:y="5.762cm" svg:viewBox="0 0 1126 2001" draw:points="563,2001 0,2001 0,0 1126,0 1126,2001">
            <text:p/>
          </draw:polygon>
          <draw:polyline draw:style-name="gr2" draw:text-style-name="P2" draw:layer="layout" svg:width="0.188cm" svg:height="0.375cm" svg:x="5.5cm" svg:y="7.074cm" svg:viewBox="0 0 189 376" draw:points="0,0 189,188 0,376">
            <text:p/>
          </draw:polyline>
          <draw:line draw:style-name="gr2" draw:text-style-name="P2" draw:layer="layout" svg:x1="5cm" svg:y1="7.262cm" svg:x2="5.5cm" svg:y2="7.262cm">
            <draw:glue-point draw:id="4" svg:x="-5cm" svg:y="0cm" draw:escape-direction="left"/>
            <text:p/>
          </draw:line>
          <draw:line draw:style-name="gr2" draw:text-style-name="P2" draw:layer="layout" svg:x1="5cm" svg:y1="6.137cm" svg:x2="5.5cm" svg:y2="6.137cm">
            <draw:glue-point draw:id="4" svg:x="-5cm" svg:y="0cm" draw:escape-direction="left"/>
            <text:p/>
          </draw:line>
          <draw:line draw:style-name="gr2" draw:text-style-name="P2" draw:layer="layout" svg:x1="6.623cm" svg:y1="6.137cm" svg:x2="7.123cm" svg:y2="6.137cm">
            <draw:glue-point draw:id="4" svg:x="5cm" svg:y="0cm" draw:escape-direction="right"/>
            <text:p/>
          </draw:line>
          <draw:polyline draw:style-name="gr2" draw:text-style-name="P2" draw:layer="layout" svg:width="0.375cm" svg:height="0.312cm" svg:x="5.75cm" svg:y="7.137cm" svg:viewBox="0 0 376 313" draw:points="0,313 125,313 251,0 376,0">
            <text:p/>
          </draw:polyline>
          <draw:frame draw:style-name="gr3" draw:text-style-name="P2" draw:layer="layout" svg:width="0.002cm" svg:height="0.937cm" svg:x="5.603cm" svg:y="6.086cm">
            <draw:text-box>
              <text:p/>
            </draw:text-box>
          </draw:frame>
          <draw:frame draw:style-name="gr4" draw:text-style-name="P4" draw:layer="layout" svg:width="0.231cm" svg:height="0.462cm" svg:x="5.603cm" svg:y="6.027cm">
            <draw:text-box>
              <text:p text:style-name="P3"><text:span text:style-name="T1">D</text:span></text:p>
            </draw:text-box>
          </draw:frame>
          <draw:frame draw:style-name="gr3" draw:text-style-name="P2" draw:layer="layout" svg:width="0.002cm" svg:height="0.937cm" svg:x="6.298cm" svg:y="6.086cm">
            <draw:text-box>
              <text:p/>
            </draw:text-box>
          </draw:frame>
          <draw:frame draw:style-name="gr5" draw:text-style-name="P4" draw:layer="layout" svg:width="0.243cm" svg:height="0.462cm" svg:x="6.298cm" svg:y="6.027cm">
            <draw:text-box>
              <text:p text:style-name="P3"><text:span text:style-name="T1">Q</text:span></text:p>
            </draw:text-box>
          </draw:frame>
        </draw:g>
        <draw:g>
          <draw:polygon draw:style-name="gr1" draw:text-style-name="P1" draw:layer="layout" svg:width="1.125cm" svg:height="2cm" svg:x="8cm" svg:y="5.762cm" svg:viewBox="0 0 1126 2001" draw:points="563,2001 0,2001 0,0 1126,0 1126,2001">
            <text:p/>
          </draw:polygon>
          <draw:polyline draw:style-name="gr2" draw:text-style-name="P2" draw:layer="layout" svg:width="0.188cm" svg:height="0.375cm" svg:x="8cm" svg:y="7.074cm" svg:viewBox="0 0 189 376" draw:points="0,0 189,188 0,376">
            <text:p/>
          </draw:polyline>
          <draw:line draw:style-name="gr2" draw:text-style-name="P2" draw:layer="layout" svg:x1="7.5cm" svg:y1="7.262cm" svg:x2="8cm" svg:y2="7.262cm">
            <draw:glue-point draw:id="4" svg:x="-5cm" svg:y="0cm" draw:escape-direction="left"/>
            <text:p/>
          </draw:line>
          <draw:line draw:style-name="gr2" draw:text-style-name="P2" draw:layer="layout" svg:x1="7.5cm" svg:y1="6.137cm" svg:x2="8cm" svg:y2="6.137cm">
            <draw:glue-point draw:id="4" svg:x="-5cm" svg:y="0cm" draw:escape-direction="left"/>
            <text:p/>
          </draw:line>
          <draw:line draw:style-name="gr2" draw:text-style-name="P2" draw:layer="layout" svg:x1="9.123cm" svg:y1="6.137cm" svg:x2="9.623cm" svg:y2="6.137cm">
            <draw:glue-point draw:id="4" svg:x="5cm" svg:y="0cm" draw:escape-direction="right"/>
            <text:p/>
          </draw:line>
          <draw:polyline draw:style-name="gr2" draw:text-style-name="P2" draw:layer="layout" svg:width="0.375cm" svg:height="0.312cm" svg:x="8.25cm" svg:y="7.137cm" svg:viewBox="0 0 376 313" draw:points="0,0 125,0 251,313 376,313">
            <text:p/>
          </draw:polyline>
          <draw:path draw:style-name="gr1" draw:text-style-name="P1" draw:layer="layout" svg:width="0.225cm" svg:height="0.225cm" svg:x="7.763cm" svg:y="7.149cm" svg:viewBox="0 0 226 226" svg:d="M226 113c0 21-5 38-15 57-11 18-23 30-41 41-19 10-36 15-57 15s-38-5-56-15c-19-11-31-23-42-41-10-19-15-36-15-57s5-38 15-56c11-19 23-31 42-42 18-10 35-15 56-15s38 5 57 15c18 11 30 23 41 42 10 18 15 35 15 56z">
            <text:p/>
          </draw:path>
          <draw:frame draw:style-name="gr3" draw:text-style-name="P2" draw:layer="layout" svg:width="0.002cm" svg:height="0.937cm" svg:x="8.103cm" svg:y="6.086cm">
            <draw:text-box>
              <text:p/>
            </draw:text-box>
          </draw:frame>
          <draw:frame draw:style-name="gr4" draw:text-style-name="P4" draw:layer="layout" svg:width="0.231cm" svg:height="0.462cm" svg:x="8.103cm" svg:y="6.027cm">
            <draw:text-box>
              <text:p text:style-name="P3"><text:span text:style-name="T1">D</text:span></text:p>
            </draw:text-box>
          </draw:frame>
          <draw:frame draw:style-name="gr3" draw:text-style-name="P2" draw:layer="layout" svg:width="0.002cm" svg:height="0.937cm" svg:x="8.798cm" svg:y="6.085cm">
            <draw:text-box>
              <text:p/>
            </draw:text-box>
          </draw:frame>
          <draw:frame draw:style-name="gr5" draw:text-style-name="P4" draw:layer="layout" svg:width="0.243cm" svg:height="0.462cm" svg:x="8.798cm" svg:y="6.027cm">
            <draw:text-box>
              <text:p text:style-name="P3"><text:span text:style-name="T1">Q</text:span></text:p>
            </draw:text-box>
          </draw:frame>
        </draw:g>
        <draw:frame draw:style-name="gr3" draw:text-style-name="P2" draw:layer="layout" svg:width="0.002cm" svg:height="0.937cm" svg:x="5.603cm" svg:y="10.086cm">
          <draw:text-box>
            <text:p/>
          </draw:text-box>
        </draw:frame>
        <draw:g>
          <draw:polygon draw:style-name="gr1" draw:text-style-name="P1" draw:layer="layout" svg:width="1.125cm" svg:height="2.5cm" svg:x="5.5cm" svg:y="8.012cm" svg:viewBox="0 0 1126 2501" draw:points="563,2501 0,2501 0,0 1126,0 1126,2501">
            <text:p/>
          </draw:polygon>
          <draw:polyline draw:style-name="gr2" draw:text-style-name="P2" draw:layer="layout" svg:width="0.188cm" svg:height="0.375cm" svg:x="5.5cm" svg:y="9.324cm" svg:viewBox="0 0 189 376" draw:points="0,0 189,188 0,376">
            <text:p/>
          </draw:polyline>
          <draw:line draw:style-name="gr2" draw:text-style-name="P2" draw:layer="layout" svg:x1="5cm" svg:y1="9.512cm" svg:x2="5.5cm" svg:y2="9.512cm">
            <draw:glue-point draw:id="4" svg:x="-5cm" svg:y="0cm" draw:escape-direction="left"/>
            <text:p/>
          </draw:line>
          <draw:line draw:style-name="gr2" draw:text-style-name="P2" draw:layer="layout" svg:x1="5cm" svg:y1="8.387cm" svg:x2="5.5cm" svg:y2="8.387cm">
            <draw:glue-point draw:id="4" svg:x="-5cm" svg:y="0cm" draw:escape-direction="left"/>
            <text:p/>
          </draw:line>
          <draw:line draw:style-name="gr2" draw:text-style-name="P2" draw:layer="layout" svg:x1="6.623cm" svg:y1="8.387cm" svg:x2="7.123cm" svg:y2="8.387cm">
            <draw:glue-point draw:id="4" svg:x="5cm" svg:y="0cm" draw:escape-direction="right"/>
            <text:p/>
          </draw:line>
          <draw:polyline draw:style-name="gr2" draw:text-style-name="P2" draw:layer="layout" svg:width="0.375cm" svg:height="0.312cm" svg:x="5.75cm" svg:y="9.387cm" svg:viewBox="0 0 376 313" draw:points="0,313 125,313 251,0 376,0">
            <text:p/>
          </draw:polyline>
          <draw:line draw:style-name="gr2" draw:text-style-name="P2" draw:layer="layout" svg:x1="5cm" svg:y1="10.137cm" svg:x2="5.5cm" svg:y2="10.137cm">
            <draw:glue-point draw:id="4" svg:x="-5cm" svg:y="0cm" draw:escape-direction="left"/>
            <text:p/>
          </draw:line>
          <draw:frame draw:style-name="gr3" draw:text-style-name="P2" draw:layer="layout" svg:width="0.002cm" svg:height="0.937cm" svg:x="5.603cm" svg:y="8.31cm">
            <draw:text-box>
              <text:p/>
            </draw:text-box>
          </draw:frame>
          <draw:frame draw:style-name="gr4" draw:text-style-name="P4" draw:layer="layout" svg:width="0.231cm" svg:height="0.462cm" svg:x="5.603cm" svg:y="8.151cm">
            <draw:text-box>
              <text:p text:style-name="P3"><text:span text:style-name="T1">D</text:span></text:p>
            </draw:text-box>
          </draw:frame>
          <draw:frame draw:style-name="gr3" draw:text-style-name="P2" draw:layer="layout" svg:width="0.002cm" svg:height="0.937cm" svg:x="6.316cm" svg:y="8.31cm">
            <draw:text-box>
              <text:p/>
            </draw:text-box>
          </draw:frame>
          <draw:frame draw:style-name="gr5" draw:text-style-name="P4" draw:layer="layout" svg:width="0.243cm" svg:height="0.462cm" svg:x="6.316cm" svg:y="8.151cm">
            <draw:text-box>
              <text:p text:style-name="P3"><text:span text:style-name="T1">Q</text:span></text:p>
            </draw:text-box>
          </draw:frame>
          <draw:frame draw:style-name="gr6" draw:text-style-name="P4" draw:layer="layout" svg:width="0.226cm" svg:height="0.462cm" svg:x="5.603cm" svg:y="9.927cm">
            <draw:text-box>
              <text:p text:style-name="P3"><text:span text:style-name="T1">R</text:span></text:p>
            </draw:text-box>
          </draw:frame>
        </draw:g>
        <draw:frame draw:style-name="gr3" draw:text-style-name="P2" draw:layer="layout" svg:width="0.002cm" svg:height="0.937cm" svg:x="5.603cm" svg:y="12.961cm">
          <draw:text-box>
            <text:p/>
          </draw:text-box>
        </draw:frame>
        <draw:g>
          <draw:polygon draw:style-name="gr1" draw:text-style-name="P1" draw:layer="layout" svg:width="1.125cm" svg:height="2.5cm" svg:x="5.5cm" svg:y="10.887cm" svg:viewBox="0 0 1126 2501" draw:points="563,2501 0,2501 0,0 1126,0 1126,2501">
            <text:p/>
          </draw:polygon>
          <draw:polyline draw:style-name="gr2" draw:text-style-name="P2" draw:layer="layout" svg:width="0.188cm" svg:height="0.375cm" svg:x="5.5cm" svg:y="12.199cm" svg:viewBox="0 0 189 376" draw:points="0,0 189,188 0,376">
            <text:p/>
          </draw:polyline>
          <draw:line draw:style-name="gr2" draw:text-style-name="P2" draw:layer="layout" svg:x1="5cm" svg:y1="12.387cm" svg:x2="5.5cm" svg:y2="12.387cm">
            <draw:glue-point draw:id="4" svg:x="-5cm" svg:y="0cm" draw:escape-direction="left"/>
            <text:p/>
          </draw:line>
          <draw:line draw:style-name="gr2" draw:text-style-name="P2" draw:layer="layout" svg:x1="5cm" svg:y1="11.262cm" svg:x2="5.5cm" svg:y2="11.262cm">
            <draw:glue-point draw:id="4" svg:x="-5cm" svg:y="0cm" draw:escape-direction="left"/>
            <text:p/>
          </draw:line>
          <draw:line draw:style-name="gr2" draw:text-style-name="P2" draw:layer="layout" svg:x1="6.623cm" svg:y1="11.262cm" svg:x2="7.123cm" svg:y2="11.262cm">
            <draw:glue-point draw:id="4" svg:x="5cm" svg:y="0cm" draw:escape-direction="right"/>
            <text:p/>
          </draw:line>
          <draw:polyline draw:style-name="gr2" draw:text-style-name="P2" draw:layer="layout" svg:width="0.375cm" svg:height="0.312cm" svg:x="5.75cm" svg:y="12.262cm" svg:viewBox="0 0 376 313" draw:points="0,313 125,313 251,0 376,0">
            <text:p/>
          </draw:polyline>
          <draw:line draw:style-name="gr2" draw:text-style-name="P2" draw:layer="layout" svg:x1="5cm" svg:y1="13.012cm" svg:x2="5.5cm" svg:y2="13.012cm">
            <draw:glue-point draw:id="4" svg:x="-5cm" svg:y="0cm" draw:escape-direction="left"/>
            <text:p/>
          </draw:line>
          <draw:frame draw:style-name="gr3" draw:text-style-name="P2" draw:layer="layout" svg:width="0.002cm" svg:height="0.937cm" svg:x="5.603cm" svg:y="11.185cm">
            <draw:text-box>
              <text:p/>
            </draw:text-box>
          </draw:frame>
          <draw:frame draw:style-name="gr4" draw:text-style-name="P4" draw:layer="layout" svg:width="0.231cm" svg:height="0.462cm" svg:x="5.603cm" svg:y="11.026cm">
            <draw:text-box>
              <text:p text:style-name="P3"><text:span text:style-name="T1">D</text:span></text:p>
            </draw:text-box>
          </draw:frame>
          <draw:frame draw:style-name="gr3" draw:text-style-name="P2" draw:layer="layout" svg:width="0.002cm" svg:height="0.937cm" svg:x="6.298cm" svg:y="11.185cm">
            <draw:text-box>
              <text:p/>
            </draw:text-box>
          </draw:frame>
          <draw:frame draw:style-name="gr5" draw:text-style-name="P4" draw:layer="layout" svg:width="0.243cm" svg:height="0.462cm" svg:x="6.298cm" svg:y="11.026cm">
            <draw:text-box>
              <text:p text:style-name="P3"><text:span text:style-name="T1">Q</text:span></text:p>
            </draw:text-box>
          </draw:frame>
          <draw:frame draw:style-name="gr7" draw:text-style-name="P4" draw:layer="layout" svg:width="0.218cm" svg:height="0.462cm" svg:x="5.603cm" svg:y="12.802cm">
            <draw:text-box>
              <text:p text:style-name="P3"><text:span text:style-name="T1">S</text:span></text:p>
            </draw:text-box>
          </draw:frame>
        </draw:g>
        <draw:frame draw:style-name="gr3" draw:text-style-name="P2" draw:layer="layout" svg:width="0.002cm" svg:height="0.937cm" svg:x="8.103cm" svg:y="12.961cm">
          <draw:text-box>
            <text:p/>
          </draw:text-box>
        </draw:frame>
        <draw:g>
          <draw:polygon draw:style-name="gr1" draw:text-style-name="P1" draw:layer="layout" svg:width="1.125cm" svg:height="2.5cm" svg:x="8cm" svg:y="10.887cm" svg:viewBox="0 0 1126 2501" draw:points="563,2501 0,2501 0,0 1126,0 1126,2501">
            <text:p/>
          </draw:polygon>
          <draw:polyline draw:style-name="gr2" draw:text-style-name="P2" draw:layer="layout" svg:width="0.188cm" svg:height="0.375cm" svg:x="8cm" svg:y="12.199cm" svg:viewBox="0 0 189 376" draw:points="0,0 189,188 0,376">
            <text:p/>
          </draw:polyline>
          <draw:line draw:style-name="gr2" draw:text-style-name="P2" draw:layer="layout" svg:x1="7.5cm" svg:y1="12.387cm" svg:x2="8cm" svg:y2="12.387cm">
            <draw:glue-point draw:id="4" svg:x="-5cm" svg:y="0cm" draw:escape-direction="left"/>
            <text:p/>
          </draw:line>
          <draw:line draw:style-name="gr2" draw:text-style-name="P2" draw:layer="layout" svg:x1="7.5cm" svg:y1="11.262cm" svg:x2="8cm" svg:y2="11.262cm">
            <draw:glue-point draw:id="4" svg:x="-5cm" svg:y="0cm" draw:escape-direction="left"/>
            <text:p/>
          </draw:line>
          <draw:line draw:style-name="gr2" draw:text-style-name="P2" draw:layer="layout" svg:x1="9.123cm" svg:y1="11.262cm" svg:x2="9.623cm" svg:y2="11.262cm">
            <draw:glue-point draw:id="4" svg:x="5cm" svg:y="0cm" draw:escape-direction="right"/>
            <text:p/>
          </draw:line>
          <draw:polyline draw:style-name="gr2" draw:text-style-name="P2" draw:layer="layout" svg:width="0.375cm" svg:height="0.312cm" svg:x="8.25cm" svg:y="12.262cm" svg:viewBox="0 0 376 313" draw:points="0,313 125,313 251,0 376,0">
            <text:p/>
          </draw:polyline>
          <draw:line draw:style-name="gr2" draw:text-style-name="P2" draw:layer="layout" svg:x1="7.5cm" svg:y1="13.012cm" svg:x2="8cm" svg:y2="13.012cm">
            <draw:glue-point draw:id="4" svg:x="-5cm" svg:y="0cm" draw:escape-direction="left"/>
            <text:p/>
          </draw:line>
          <draw:path draw:style-name="gr1" draw:text-style-name="P1" draw:layer="layout" svg:width="0.225cm" svg:height="0.225cm" svg:x="7.763cm" svg:y="12.912cm" svg:viewBox="0 0 226 226" svg:d="M226 113c0 21-5 38-15 57-11 18-23 30-41 41-19 10-36 15-57 15s-38-5-56-15c-19-11-31-23-42-41-10-19-15-36-15-57s5-38 15-56c11-19 23-31 42-42 18-10 35-15 56-15s38 5 57 15c18 11 30 23 41 42 10 18 15 35 15 56z">
            <text:p/>
          </draw:path>
          <draw:frame draw:style-name="gr3" draw:text-style-name="P2" draw:layer="layout" svg:width="0.002cm" svg:height="0.937cm" svg:x="8.103cm" svg:y="11.185cm">
            <draw:text-box>
              <text:p/>
            </draw:text-box>
          </draw:frame>
          <draw:frame draw:style-name="gr4" draw:text-style-name="P4" draw:layer="layout" svg:width="0.231cm" svg:height="0.462cm" svg:x="8.103cm" svg:y="11.026cm">
            <draw:text-box>
              <text:p text:style-name="P3"><text:span text:style-name="T1">D</text:span></text:p>
            </draw:text-box>
          </draw:frame>
          <draw:frame draw:style-name="gr3" draw:text-style-name="P2" draw:layer="layout" svg:width="0.002cm" svg:height="0.937cm" svg:x="8.798cm" svg:y="11.185cm">
            <draw:text-box>
              <text:p/>
            </draw:text-box>
          </draw:frame>
          <draw:frame draw:style-name="gr5" draw:text-style-name="P4" draw:layer="layout" svg:width="0.243cm" svg:height="0.462cm" svg:x="8.798cm" svg:y="11.026cm">
            <draw:text-box>
              <text:p text:style-name="P3"><text:span text:style-name="T1">Q</text:span></text:p>
            </draw:text-box>
          </draw:frame>
          <draw:frame draw:style-name="gr8" draw:text-style-name="P4" draw:layer="layout" svg:width="0.468cm" svg:height="0.462cm" svg:x="8.103cm" svg:y="12.802cm">
            <draw:text-box>
              <text:p text:style-name="P3"><text:span text:style-name="T1">SN</text:span></text:p>
            </draw:text-box>
          </draw:frame>
        </draw:g>
        <draw:frame draw:style-name="gr3" draw:text-style-name="P2" draw:layer="layout" svg:width="0.002cm" svg:height="0.937cm" svg:x="8.103cm" svg:y="10.086cm">
          <draw:text-box>
            <text:p/>
          </draw:text-box>
        </draw:frame>
        <draw:g>
          <draw:polygon draw:style-name="gr1" draw:text-style-name="P1" draw:layer="layout" svg:width="1.125cm" svg:height="2.5cm" svg:x="8cm" svg:y="8.012cm" svg:viewBox="0 0 1126 2501" draw:points="563,2501 0,2501 0,0 1126,0 1126,2501">
            <text:p/>
          </draw:polygon>
          <draw:polyline draw:style-name="gr2" draw:text-style-name="P2" draw:layer="layout" svg:width="0.188cm" svg:height="0.375cm" svg:x="8cm" svg:y="9.324cm" svg:viewBox="0 0 189 376" draw:points="0,0 189,188 0,376">
            <text:p/>
          </draw:polyline>
          <draw:line draw:style-name="gr2" draw:text-style-name="P2" draw:layer="layout" svg:x1="7.5cm" svg:y1="9.512cm" svg:x2="8cm" svg:y2="9.512cm">
            <draw:glue-point draw:id="4" svg:x="-5cm" svg:y="0cm" draw:escape-direction="left"/>
            <text:p/>
          </draw:line>
          <draw:line draw:style-name="gr2" draw:text-style-name="P2" draw:layer="layout" svg:x1="7.5cm" svg:y1="8.387cm" svg:x2="8cm" svg:y2="8.387cm">
            <draw:glue-point draw:id="4" svg:x="-5cm" svg:y="0cm" draw:escape-direction="left"/>
            <text:p/>
          </draw:line>
          <draw:line draw:style-name="gr2" draw:text-style-name="P2" draw:layer="layout" svg:x1="9.123cm" svg:y1="8.387cm" svg:x2="9.623cm" svg:y2="8.387cm">
            <draw:glue-point draw:id="4" svg:x="5cm" svg:y="0cm" draw:escape-direction="right"/>
            <text:p/>
          </draw:line>
          <draw:polyline draw:style-name="gr2" draw:text-style-name="P2" draw:layer="layout" svg:width="0.375cm" svg:height="0.312cm" svg:x="8.25cm" svg:y="9.387cm" svg:viewBox="0 0 376 313" draw:points="0,313 125,313 251,0 376,0">
            <text:p/>
          </draw:polyline>
          <draw:line draw:style-name="gr2" draw:text-style-name="P2" draw:layer="layout" svg:x1="7.5cm" svg:y1="10.137cm" svg:x2="8cm" svg:y2="10.137cm">
            <draw:glue-point draw:id="4" svg:x="-5cm" svg:y="0cm" draw:escape-direction="left"/>
            <text:p/>
          </draw:line>
          <draw:path draw:style-name="gr1" draw:text-style-name="P1" draw:layer="layout" svg:width="0.225cm" svg:height="0.225cm" svg:x="7.763cm" svg:y="10.037cm" svg:viewBox="0 0 226 226" svg:d="M226 113c0 21-5 38-15 57-11 18-23 30-41 41-19 10-36 15-57 15s-38-5-56-15c-19-11-31-23-42-41-10-19-15-36-15-57s5-38 15-56c11-19 23-31 42-42 18-10 35-15 56-15s38 5 57 15c18 11 30 23 41 42 10 18 15 35 15 56z">
            <text:p/>
          </draw:path>
          <draw:frame draw:style-name="gr3" draw:text-style-name="P2" draw:layer="layout" svg:width="0.002cm" svg:height="0.937cm" svg:x="8.103cm" svg:y="8.31cm">
            <draw:text-box>
              <text:p/>
            </draw:text-box>
          </draw:frame>
          <draw:frame draw:style-name="gr4" draw:text-style-name="P4" draw:layer="layout" svg:width="0.231cm" svg:height="0.462cm" svg:x="8.103cm" svg:y="8.151cm">
            <draw:text-box>
              <text:p text:style-name="P3"><text:span text:style-name="T1">D</text:span></text:p>
            </draw:text-box>
          </draw:frame>
          <draw:frame draw:style-name="gr3" draw:text-style-name="P2" draw:layer="layout" svg:width="0.002cm" svg:height="0.937cm" svg:x="8.798cm" svg:y="8.31cm">
            <draw:text-box>
              <text:p/>
            </draw:text-box>
          </draw:frame>
          <draw:frame draw:style-name="gr5" draw:text-style-name="P4" draw:layer="layout" svg:width="0.243cm" svg:height="0.462cm" svg:x="8.798cm" svg:y="8.151cm">
            <draw:text-box>
              <text:p text:style-name="P3"><text:span text:style-name="T1">Q</text:span></text:p>
            </draw:text-box>
          </draw:frame>
          <draw:frame draw:style-name="gr9" draw:text-style-name="P4" draw:layer="layout" svg:width="0.476cm" svg:height="0.462cm" svg:x="8.103cm" svg:y="9.927cm">
            <draw:text-box>
              <text:p text:style-name="P3"><text:span text:style-name="T1">RN</text:span></text:p>
            </draw:text-box>
          </draw:frame>
        </draw:g>
        <draw:frame draw:style-name="gr3" draw:text-style-name="P2" draw:layer="layout" svg:width="0.002cm" svg:height="0.937cm" svg:x="10.603cm" svg:y="7.836cm">
          <draw:text-box>
            <text:p/>
          </draw:text-box>
        </draw:frame>
        <draw:g>
          <draw:polygon draw:style-name="gr1" draw:text-style-name="P1" draw:layer="layout" svg:width="1.125cm" svg:height="2.5cm" svg:x="10.5cm" svg:y="5.762cm" svg:viewBox="0 0 1126 2501" draw:points="563,2501 0,2501 0,0 1126,0 1126,2501">
            <text:p/>
          </draw:polygon>
          <draw:polyline draw:style-name="gr2" draw:text-style-name="P2" draw:layer="layout" svg:width="0.188cm" svg:height="0.375cm" svg:x="10.5cm" svg:y="7.074cm" svg:viewBox="0 0 189 376" draw:points="0,0 189,188 0,376">
            <text:p/>
          </draw:polyline>
          <draw:line draw:style-name="gr2" draw:text-style-name="P2" draw:layer="layout" svg:x1="10cm" svg:y1="7.262cm" svg:x2="10.5cm" svg:y2="7.262cm">
            <draw:glue-point draw:id="4" svg:x="-5cm" svg:y="0cm" draw:escape-direction="left"/>
            <text:p/>
          </draw:line>
          <draw:line draw:style-name="gr2" draw:text-style-name="P2" draw:layer="layout" svg:x1="10cm" svg:y1="6.137cm" svg:x2="10.5cm" svg:y2="6.137cm">
            <draw:glue-point draw:id="4" svg:x="-5cm" svg:y="0cm" draw:escape-direction="left"/>
            <text:p/>
          </draw:line>
          <draw:line draw:style-name="gr2" draw:text-style-name="P2" draw:layer="layout" svg:x1="11.623cm" svg:y1="6.137cm" svg:x2="12.123cm" svg:y2="6.137cm">
            <draw:glue-point draw:id="4" svg:x="5cm" svg:y="0cm" draw:escape-direction="right"/>
            <text:p/>
          </draw:line>
          <draw:polyline draw:style-name="gr2" draw:text-style-name="P2" draw:layer="layout" svg:width="0.375cm" svg:height="0.312cm" svg:x="10.75cm" svg:y="7.137cm" svg:viewBox="0 0 376 313" draw:points="0,0 125,0 251,313 376,313">
            <text:p/>
          </draw:polyline>
          <draw:line draw:style-name="gr2" draw:text-style-name="P2" draw:layer="layout" svg:x1="10cm" svg:y1="7.887cm" svg:x2="10.5cm" svg:y2="7.887cm">
            <draw:glue-point draw:id="4" svg:x="-5cm" svg:y="0cm" draw:escape-direction="left"/>
            <text:p/>
          </draw:line>
          <draw:path draw:style-name="gr1" draw:text-style-name="P1" draw:layer="layout" svg:width="0.225cm" svg:height="0.225cm" svg:x="10.262cm" svg:y="7.787cm" svg:viewBox="0 0 226 226" svg:d="M226 113c0 21-5 38-15 57-11 18-23 30-41 41-19 10-36 15-57 15s-38-5-56-15c-19-11-31-23-42-41-10-19-15-36-15-57s5-38 15-56c11-19 23-31 42-42 18-10 35-15 56-15s38 5 57 15c18 11 30 23 41 42 10 18 15 35 15 56z">
            <text:p/>
          </draw:path>
          <draw:path draw:style-name="gr1" draw:text-style-name="P1" draw:layer="layout" svg:width="0.225cm" svg:height="0.225cm" svg:x="10.262cm" svg:y="7.162cm" svg:viewBox="0 0 226 226" svg:d="M226 113c0 21-5 38-15 57-11 18-23 30-41 41-19 10-36 15-57 15s-38-5-56-15c-19-11-31-23-42-41-10-19-15-36-15-57s5-38 15-56c11-19 23-31 42-42 18-10 35-15 56-15s38 5 57 15c18 11 30 23 41 42 10 18 15 35 15 56z">
            <text:p/>
          </draw:path>
          <draw:frame draw:style-name="gr3" draw:text-style-name="P2" draw:layer="layout" svg:width="0.002cm" svg:height="0.937cm" svg:x="10.603cm" svg:y="6.06cm">
            <draw:text-box>
              <text:p/>
            </draw:text-box>
          </draw:frame>
          <draw:frame draw:style-name="gr4" draw:text-style-name="P4" draw:layer="layout" svg:width="0.231cm" svg:height="0.462cm" svg:x="10.603cm" svg:y="6.001cm">
            <draw:text-box>
              <text:p text:style-name="P3"><text:span text:style-name="T1">D</text:span></text:p>
            </draw:text-box>
          </draw:frame>
          <draw:frame draw:style-name="gr3" draw:text-style-name="P2" draw:layer="layout" svg:width="0.002cm" svg:height="0.937cm" svg:x="11.298cm" svg:y="6.06cm">
            <draw:text-box>
              <text:p/>
            </draw:text-box>
          </draw:frame>
          <draw:frame draw:style-name="gr5" draw:text-style-name="P4" draw:layer="layout" svg:width="0.243cm" svg:height="0.462cm" svg:x="11.298cm" svg:y="6.001cm">
            <draw:text-box>
              <text:p text:style-name="P3"><text:span text:style-name="T1">Q</text:span></text:p>
            </draw:text-box>
          </draw:frame>
          <draw:frame draw:style-name="gr9" draw:text-style-name="P4" draw:layer="layout" svg:width="0.476cm" svg:height="0.462cm" svg:x="10.603cm" svg:y="7.677cm">
            <draw:text-box>
              <text:p text:style-name="P3"><text:span text:style-name="T1">RN</text:span></text:p>
            </draw:text-box>
          </draw:frame>
        </draw:g>
        <draw:g>
          <draw:line draw:style-name="gr2" draw:text-style-name="P2" draw:layer="layout" svg:x1="2.5cm" svg:y1="10.387cm" svg:x2="3cm" svg:y2="10.387cm">
            <draw:glue-point draw:id="4" svg:x="-5cm" svg:y="0cm" draw:escape-direction="left"/>
            <text:p/>
          </draw:line>
          <draw:line draw:style-name="gr2" draw:text-style-name="P2" draw:layer="layout" svg:x1="2.5cm" svg:y1="9.637cm" svg:x2="3cm" svg:y2="9.637cm">
            <draw:glue-point draw:id="4" svg:x="-5cm" svg:y="0cm" draw:escape-direction="left"/>
            <text:p/>
          </draw:line>
          <draw:line draw:style-name="gr2" draw:text-style-name="P2" draw:layer="layout" svg:x1="3.75cm" svg:y1="10.022cm" svg:x2="4.25cm" svg:y2="10.022cm">
            <draw:glue-point draw:id="4" svg:x="5cm" svg:y="0cm" draw:escape-direction="right"/>
            <text:p/>
          </draw:line>
          <draw:polygon draw:style-name="gr1" draw:text-style-name="P1" draw:layer="layout" svg:width="0.75cm" svg:height="2cm" svg:x="3cm" svg:y="9.012cm" svg:viewBox="0 0 751 2001" draw:points="0,0 751,500 751,1501 0,2001">
            <text:p/>
          </draw:polygon>
          <draw:line draw:style-name="gr2" draw:text-style-name="P2" draw:layer="layout" svg:x1="3.375cm" svg:y1="11.262cm" svg:x2="3.375cm" svg:y2="10.762cm">
            <draw:glue-point draw:id="4" svg:x="0cm" svg:y="5cm" draw:escape-direction="down"/>
            <text:p/>
          </draw:line>
          <draw:frame draw:style-name="gr3" draw:text-style-name="P2" draw:layer="layout" svg:width="0.002cm" svg:height="0.937cm" svg:x="3.099cm" svg:y="9.586cm">
            <draw:text-box>
              <text:p/>
            </draw:text-box>
          </draw:frame>
          <draw:frame draw:style-name="gr10" draw:text-style-name="P4" draw:layer="layout" svg:width="0.307cm" svg:height="0.462cm" svg:x="3.099cm" svg:y="9.427cm">
            <draw:text-box>
              <text:p text:style-name="P3"><text:span text:style-name="T1">I0</text:span></text:p>
            </draw:text-box>
          </draw:frame>
          <draw:frame draw:style-name="gr3" draw:text-style-name="P2" draw:layer="layout" svg:width="0.002cm" svg:height="0.937cm" svg:x="3.099cm" svg:y="10.339cm">
            <draw:text-box>
              <text:p/>
            </draw:text-box>
          </draw:frame>
          <draw:frame draw:style-name="gr10" draw:text-style-name="P4" draw:layer="layout" svg:width="0.307cm" svg:height="0.462cm" svg:x="3.099cm" svg:y="10.181cm">
            <draw:text-box>
              <text:p text:style-name="P3"><text:span text:style-name="T1">I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7.125cm" fo:page-height="26.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5.2$Linux_X86_64 LibreOffice_project/00m0$Build-2</meta:generator>
    <dc:date>2018-12-27T23:48:48.188464082</dc:date>
    <meta:editing-duration>PT12M8S</meta:editing-duration>
    <meta:editing-cycles>2</meta:editing-cycles>
    <meta:document-statistic meta:object-count="151"/>
  </office:meta>
</office:document-meta>
</file>